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uniform-0-99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office:value-type="string" calcext:value-type="string">
            <text:p><text:span text:style-name="T1">51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formula="of:=AVERAGE([.$A$1:.$A$100])" office:value-type="float" office:value="46.66" calcext:value-type="float">
            <text:p>46.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Standard Error</text:p>
          </table:table-cell>
          <table:table-cell table:formula="of:=SQRT(VAR([.$A$1:.$A$100])/COUNT([.$A$1:.$A$100]))" office:value-type="float" office:value="3.21125608704221" calcext:value-type="float">
            <text:p>3.211256087042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Mode</text:p>
          </table:table-cell>
          <table:table-cell table:formula="of:=MODE([.$A$1:.$A$10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$A$1:.$A$100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First Quartile</text:p>
          </table:table-cell>
          <table:table-cell table:formula="of:=QUARTILE([.$A$1:.$A$100]; 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office:value-type="string" calcext:value-type="string">
            <text:p>Third Quartile</text:p>
          </table:table-cell>
          <table:table-cell table:formula="of:=QUARTILE([.$A$1:.$A$100]; 3)"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Variance</text:p>
          </table:table-cell>
          <table:table-cell table:formula="of:=VAR([.$A$1:.$A$100])" office:value-type="float" office:value="1031.21656565657" calcext:value-type="float">
            <text:p>1031.216565656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Standard Deviation</text:p>
          </table:table-cell>
          <table:table-cell table:formula="of:=STDEV([.$A$1:.$A$100])" office:value-type="float" office:value="32.1125608704221" calcext:value-type="float">
            <text:p>32.11256087042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Kurtosis</text:p>
          </table:table-cell>
          <table:table-cell table:formula="of:=KURT([.$A$1:.$A$100])" office:value-type="float" office:value="-1.43853744755312" calcext:value-type="float">
            <text:p>-1.438537447553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Skewness</text:p>
          </table:table-cell>
          <table:table-cell table:formula="of:=SKEW([.$A$1:.$A$100])" office:value-type="float" office:value="0.123449323584584" calcext:value-type="float">
            <text:p>0.1234493235845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A$1:.$A$100])-MIN([.$A$1:.$A$100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Minimum</text:p>
          </table:table-cell>
          <table:table-cell table:formula="of:=MIN([.$A$1:.$A$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Maximum</text:p>
          </table:table-cell>
          <table:table-cell table:formula="of:=MAX([.$A$1:.$A$100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formula="of:=SUM([.$A$1:.$A$100])" office:value-type="float" office:value="4666" calcext:value-type="float">
            <text:p>46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table:formula="of:=COUNT([.$A$1:.$A$100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0D</meta:editing-duration>
    <meta:editing-cycles>1</meta:editing-cycles>
    <meta:generator>LibreOffice/7.4.7.2$Linux_X86_64 LibreOffice_project/40$Build-2</meta:generator>
    <meta:creation-date>2025-06-18T19:38:33.553483578</meta:creation-date>
    <meta:document-statistic meta:table-count="1" meta:cell-count="131" meta:object-count="0"/>
  </office:meta>
</office:document-meta>
</file>